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issingMatrixVariableException.getVariab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ssingMatrixVariableException.MissingMatrixVariableException( String variableName , MethodParameter parameter , boolean missingAfterCon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issingMatrixVariableException.get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ssingMatrixVariableException.MissingMatrixVariableException( String variableName , MethodParameter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ssingMatrixVariableException.getMessa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